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lance" table:style-name="ta1">
        <table:shapes>
          <draw:frame draw:z-index="0" draw:style-name="gr1" draw:text-style-name="P1" svg:width="159.97mm" svg:height="60.82mm" svg:x="122.53mm" svg:y="133.51mm">
            <loext:p draw:notify-on-update-of-ranges="balance.B31:balance.B42 balance.C30:balance.C30 balance.C31:balance.C42 balance.D30:balance.D30 balance.D31:balance.D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h. balance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mean</text:p>
          </table:table-cell>
          <table:table-cell office:value-type="string" calcext:value-type="string">
            <text:p>ID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 table:formula="of:=STDEV([balance.F2:.AC2])" office:value-type="float" office:value="0.640512615220348" calcext:value-type="float">
            <text:p>0,6405126152</text:p>
          </table:table-cell>
          <table:table-cell table:style-name="ce2" table:formula="of:=AVERAGE([balance.F2:.AC2])" office:value-type="float" office:value="0.0769230769230769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3:.AC3])" office:value-type="float" office:value="0.725011052081984" calcext:value-type="float">
            <text:p>0,7250110521</text:p>
          </table:table-cell>
          <table:table-cell table:formula="of:=AVERAGE([balance.F3:.AC3])" office:value-type="float" office:value="-0.230769230769231" calcext:value-type="float">
            <text:p>-0,2307692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4:.AC4])" office:value-type="float" office:value="0.725011052081984" calcext:value-type="float">
            <text:p>0,7250110521</text:p>
          </table:table-cell>
          <table:table-cell table:formula="of:=AVERAGE([balance.F4:.AC4])" office:value-type="float" office:value="-0.769230769230769" calcext:value-type="float">
            <text:p>-0,7692307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(2)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5:.AC5])" office:value-type="float" office:value="0.912870929175277" calcext:value-type="float">
            <text:p>0,9128709292</text:p>
          </table:table-cell>
          <table:table-cell table:formula="of:=AVERAGE([balance.F5:.AC5])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(3)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6:.AC6])" office:value-type="float" office:value="0.640512615220348" calcext:value-type="float">
            <text:p>0,6405126152</text:p>
          </table:table-cell>
          <table:table-cell table:formula="of:=AVERAGE([balance.F6:.AC6])" office:value-type="float" office:value="1.07692307692308" calcext:value-type="float">
            <text:p>1,07692307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(4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7:.AC7])" office:value-type="float" office:value="0.75955452531275" calcext:value-type="float">
            <text:p>0,7595545253</text:p>
          </table:table-cell>
          <table:table-cell table:formula="of:=AVERAGE([balance.F7:.AC7])" office:value-type="float" office:value="-0.0769230769230769" calcext:value-type="float">
            <text:p>-0,07692307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formula="of:=STDEV([balance.F8:.AC8])" office:value-type="float" office:value="0" calcext:value-type="float">
            <text:p>0</text:p>
          </table:table-cell>
          <table:table-cell table:style-name="ce2" table:formula="of:=AVERAGE([balance.F8:.AC8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9:.AC9])" office:value-type="float" office:value="0.869718492622904" calcext:value-type="float">
            <text:p>0,8697184926</text:p>
          </table:table-cell>
          <table:table-cell table:formula="of:=AVERAGE([balance.F9:.AC9])" office:value-type="float" office:value="0.615384615384615" calcext:value-type="float">
            <text:p>0,61538461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2(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10:.AC10])" office:value-type="float" office:value="1.09192842819834" calcext:value-type="float">
            <text:p>1,0919284282</text:p>
          </table:table-cell>
          <table:table-cell table:formula="of:=AVERAGE([balance.F10:.AC10])" office:value-type="float" office:value="-0.230769230769231" calcext:value-type="float">
            <text:p>-0,23076923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2(2)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11:.AC11])" office:value-type="float" office:value="1.03774904332554" calcext:value-type="float">
            <text:p>1,0377490433</text:p>
          </table:table-cell>
          <table:table-cell table:formula="of:=AVERAGE([balance.F11:.AC11])" office:value-type="float" office:value="-0.0769230769230769" calcext:value-type="float">
            <text:p>-0,07692307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2(3)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12:.AC12])" office:value-type="float" office:value="0.85485041426511" calcext:value-type="float">
            <text:p>0,8548504143</text:p>
          </table:table-cell>
          <table:table-cell table:formula="of:=AVERAGE([balance.F12:.AC12])" office:value-type="float" office:value="-0.692307692307692" calcext:value-type="float">
            <text:p>-0,69230769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(4)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13:.AC13])" office:value-type="float" office:value="0.898717034272917" calcext:value-type="float">
            <text:p>0,8987170343</text:p>
          </table:table-cell>
          <table:table-cell table:formula="of:=AVERAGE([balance.F13:.AC13])" office:value-type="float" office:value="-0.846153846153846" calcext:value-type="float">
            <text:p>-0,84615384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2(5)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v. balance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mean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 table:formula="of:=STDEV([balance.F16:.AC16])" office:value-type="float" office:value="0.438529009653515" calcext:value-type="float">
            <text:p>0,4385290097</text:p>
          </table:table-cell>
          <table:table-cell table:style-name="ce2" table:formula="of:=AVERAGE([balance.F16:.AC16])" office:value-type="float" office:value="0.230769230769231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17:.AC17])" office:value-type="float" office:value="0.438529009653515" calcext:value-type="float">
            <text:p>0,4385290097</text:p>
          </table:table-cell>
          <table:table-cell table:formula="of:=AVERAGE([balance.F17:.AC17])" office:value-type="float" office:value="0.230769230769231" calcext:value-type="float">
            <text:p>0,2307692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18:.AC18])" office:value-type="float" office:value="0.493548116792824" calcext:value-type="float">
            <text:p>0,4935481168</text:p>
          </table:table-cell>
          <table:table-cell table:formula="of:=AVERAGE([balance.F18:.AC18])" office:value-type="float" office:value="0.0769230769230769" calcext:value-type="float">
            <text:p>0,07692307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(2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19:.AC19])" office:value-type="float" office:value="0.493548116792824" calcext:value-type="float">
            <text:p>0,4935481168</text:p>
          </table:table-cell>
          <table:table-cell table:formula="of:=AVERAGE([balance.F19:.AC19])" office:value-type="float" office:value="0.0769230769230769" calcext:value-type="float">
            <text:p>0,07692307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20:.AC20])" office:value-type="float" office:value="0.493548116792824" calcext:value-type="float">
            <text:p>0,4935481168</text:p>
          </table:table-cell>
          <table:table-cell table:formula="of:=AVERAGE([balance.F20:.AC20])" office:value-type="float" office:value="0.0769230769230769" calcext:value-type="float">
            <text:p>0,07692307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21:.AC21])" office:value-type="float" office:value="0.438529009653515" calcext:value-type="float">
            <text:p>0,4385290097</text:p>
          </table:table-cell>
          <table:table-cell table:formula="of:=AVERAGE([balance.F21:.AC21])" office:value-type="float" office:value="0.230769230769231" calcext:value-type="float">
            <text:p>0,23076923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(5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table:formula="of:=STDEV([balance.F22:.AC22])" office:value-type="float" office:value="0.277350098112615" calcext:value-type="float">
            <text:p>0,2773500981</text:p>
          </table:table-cell>
          <table:table-cell table:style-name="ce2" table:formula="of:=AVERAGE([balance.F22:.AC22])" office:value-type="float" office:value="0.0769230769230769" calcext:value-type="float">
            <text:p>0,07692307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23:.AC23])" office:value-type="float" office:value="0.926808695996298" calcext:value-type="float">
            <text:p>0,926808696</text:p>
          </table:table-cell>
          <table:table-cell table:formula="of:=AVERAGE([balance.F23:.AC23])" office:value-type="float" office:value="0.230769230769231" calcext:value-type="float">
            <text:p>0,23076923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2(1)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24:.AC24])" office:value-type="float" office:value="0.947330933431342" calcext:value-type="float">
            <text:p>0,9473309334</text:p>
          </table:table-cell>
          <table:table-cell table:formula="of:=AVERAGE([balance.F24:.AC24])" office:value-type="float" office:value="-0.307692307692308" calcext:value-type="float">
            <text:p>-0,30769230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2(2)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25:.AC25])" office:value-type="float" office:value="1.03774904332554" calcext:value-type="float">
            <text:p>1,0377490433</text:p>
          </table:table-cell>
          <table:table-cell table:formula="of:=AVERAGE([balance.F25:.AC25])" office:value-type="float" office:value="0.0769230769230769" calcext:value-type="float">
            <text:p>0,07692307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2(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26:.AC26])" office:value-type="float" office:value="0.869718492622904" calcext:value-type="float">
            <text:p>0,8697184926</text:p>
          </table:table-cell>
          <table:table-cell table:formula="of:=AVERAGE([balance.F26:.AC26])" office:value-type="float" office:value="-0.615384615384615" calcext:value-type="float">
            <text:p>-0,61538461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(4)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TDEV([balance.F27:.AC27])" office:value-type="float" office:value="1.03155347127648" calcext:value-type="float">
            <text:p>1,0315534713</text:p>
          </table:table-cell>
          <table:table-cell table:formula="of:=AVERAGE([balance.F27:.AC27])" office:value-type="float" office:value="-0.692307692307692" calcext:value-type="float">
            <text:p>-0,69230769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2(5)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h. balance</text:p>
          </table:table-cell>
          <table:table-cell office:value-type="string" calcext:value-type="string">
            <text:p>v. balance</text:p>
          </table:table-cell>
          <table:table-cell table:style-name="Default"/>
          <table:table-cell table:number-columns-repeated="13"/>
        </table:table-row>
        <table:table-row table:style-name="ro1">
          <table:table-cell table:formula="of:=(ABS([.C31])+ABS([.D31]))/2" office:value-type="float" office:value="0.153846153846154" calcext:value-type="float">
            <text:p>0,1538461538</text:p>
          </table:table-cell>
          <table:table-cell table:style-name="ce4" office:value-type="string" calcext:value-type="string">
            <text:p>D1</text:p>
          </table:table-cell>
          <table:table-cell table:style-name="ce2" table:formula="of:=AVERAGE([balance.F2:.AC2])" office:value-type="float" office:value="0.0769230769230769" calcext:value-type="float">
            <text:p>0,0769230769</text:p>
          </table:table-cell>
          <table:table-cell table:style-name="ce2" table:formula="of:=AVERAGE([balance.F16:.AC16])" office:value-type="float" office:value="0.230769230769231" calcext:value-type="float">
            <text:p>0,2307692308</text:p>
          </table:table-cell>
          <table:table-cell table:number-columns-repeated="14"/>
        </table:table-row>
        <table:table-row table:style-name="ro1">
          <table:table-cell table:formula="of:=(ABS([.C32])+ABS([.D32]))/2" office:value-type="float" office:value="0.230769230769231" calcext:value-type="float">
            <text:p>0,2307692308</text:p>
          </table:table-cell>
          <table:table-cell table:style-name="ce2" office:value-type="string" calcext:value-type="string">
            <text:p>D1(1)</text:p>
          </table:table-cell>
          <table:table-cell table:formula="of:=AVERAGE([balance.F3:.AC3])" office:value-type="float" office:value="-0.230769230769231" calcext:value-type="float">
            <text:p>-0,2307692308</text:p>
          </table:table-cell>
          <table:table-cell table:style-name="ce3" table:formula="of:=AVERAGE([balance.F17:.AC17])" office:value-type="float" office:value="0.230769230769231" calcext:value-type="float">
            <text:p>0,2307692308</text:p>
          </table:table-cell>
          <table:table-cell table:style-name="ce3"/>
          <table:table-cell table:number-columns-repeated="13"/>
        </table:table-row>
        <table:table-row table:style-name="ro1">
          <table:table-cell table:formula="of:=(ABS([.C33])+ABS([.D33]))/2" office:value-type="float" office:value="0.423076923076923" calcext:value-type="float">
            <text:p>0,4230769231</text:p>
          </table:table-cell>
          <table:table-cell table:style-name="ce2" office:value-type="string" calcext:value-type="string">
            <text:p>D1(2)</text:p>
          </table:table-cell>
          <table:table-cell table:formula="of:=AVERAGE([balance.F4:.AC4])" office:value-type="float" office:value="-0.769230769230769" calcext:value-type="float">
            <text:p>-0,7692307692</text:p>
          </table:table-cell>
          <table:table-cell table:style-name="ce3" table:formula="of:=AVERAGE([balance.F18:.AC18])" office:value-type="float" office:value="0.0769230769230769" calcext:value-type="float">
            <text:p>0,0769230769</text:p>
          </table:table-cell>
          <table:table-cell table:style-name="ce3"/>
          <table:table-cell table:number-columns-repeated="13"/>
        </table:table-row>
        <table:table-row table:style-name="ro1">
          <table:table-cell table:formula="of:=(ABS([.C34])+ABS([.D34]))/2" office:value-type="float" office:value="0.538461538461538" calcext:value-type="float">
            <text:p>0,5384615385</text:p>
          </table:table-cell>
          <table:table-cell table:style-name="ce2" office:value-type="string" calcext:value-type="string">
            <text:p>D1(3)</text:p>
          </table:table-cell>
          <table:table-cell table:formula="of:=AVERAGE([balance.F5:.AC5])" office:value-type="float" office:value="-1" calcext:value-type="float">
            <text:p>-1</text:p>
          </table:table-cell>
          <table:table-cell table:style-name="ce3" table:formula="of:=AVERAGE([balance.F19:.AC19])" office:value-type="float" office:value="0.0769230769230769" calcext:value-type="float">
            <text:p>0,0769230769</text:p>
          </table:table-cell>
          <table:table-cell table:style-name="ce3"/>
          <table:table-cell table:number-columns-repeated="13"/>
        </table:table-row>
        <table:table-row table:style-name="ro1">
          <table:table-cell table:formula="of:=(ABS([.C35])+ABS([.D35]))/2" office:value-type="float" office:value="0.576923076923077" calcext:value-type="float">
            <text:p>0,5769230769</text:p>
          </table:table-cell>
          <table:table-cell table:style-name="ce2" office:value-type="string" calcext:value-type="string">
            <text:p>D1(4)</text:p>
          </table:table-cell>
          <table:table-cell table:formula="of:=AVERAGE([balance.F6:.AC6])" office:value-type="float" office:value="1.07692307692308" calcext:value-type="float">
            <text:p>1,0769230769</text:p>
          </table:table-cell>
          <table:table-cell table:style-name="ce3" table:formula="of:=AVERAGE([balance.F20:.AC20])" office:value-type="float" office:value="0.0769230769230769" calcext:value-type="float">
            <text:p>0,0769230769</text:p>
          </table:table-cell>
          <table:table-cell table:style-name="ce3"/>
          <table:table-cell table:number-columns-repeated="13"/>
        </table:table-row>
        <table:table-row table:style-name="ro1">
          <table:table-cell table:formula="of:=(ABS([.C36])+ABS([.D36]))/2" office:value-type="float" office:value="0.153846153846154" calcext:value-type="float">
            <text:p>0,1538461538</text:p>
          </table:table-cell>
          <table:table-cell table:style-name="ce2" office:value-type="string" calcext:value-type="string">
            <text:p>D1(5)</text:p>
          </table:table-cell>
          <table:table-cell table:formula="of:=AVERAGE([balance.F7:.AC7])" office:value-type="float" office:value="-0.0769230769230769" calcext:value-type="float">
            <text:p>-0,0769230769</text:p>
          </table:table-cell>
          <table:table-cell table:style-name="ce3" table:formula="of:=AVERAGE([balance.F21:.AC21])" office:value-type="float" office:value="0.230769230769231" calcext:value-type="float">
            <text:p>0,2307692308</text:p>
          </table:table-cell>
          <table:table-cell table:style-name="ce3"/>
          <table:table-cell table:number-columns-repeated="13"/>
        </table:table-row>
        <table:table-row table:style-name="ro1">
          <table:table-cell table:formula="of:=(ABS([.C37])+ABS([.D37]))/2" office:value-type="float" office:value="0.0384615384615385" calcext:value-type="float">
            <text:p>0,0384615385</text:p>
          </table:table-cell>
          <table:table-cell table:style-name="ce2" office:value-type="string" calcext:value-type="string">
            <text:p>D2</text:p>
          </table:table-cell>
          <table:table-cell table:style-name="ce2" table:formula="of:=AVERAGE([balance.F8:.AC8])" office:value-type="float" office:value="0" calcext:value-type="float">
            <text:p>0</text:p>
          </table:table-cell>
          <table:table-cell table:style-name="ce2" table:formula="of:=AVERAGE([balance.F22:.AC22])" office:value-type="float" office:value="0.0769230769230769" calcext:value-type="float">
            <text:p>0,0769230769</text:p>
          </table:table-cell>
          <table:table-cell table:number-columns-repeated="14"/>
        </table:table-row>
        <table:table-row table:style-name="ro1">
          <table:table-cell table:formula="of:=(ABS([.C38])+ABS([.D38]))/2" office:value-type="float" office:value="0.423076923076923" calcext:value-type="float">
            <text:p>0,4230769231</text:p>
          </table:table-cell>
          <table:table-cell table:style-name="ce2" office:value-type="string" calcext:value-type="string">
            <text:p>D2(1)</text:p>
          </table:table-cell>
          <table:table-cell table:formula="of:=AVERAGE([balance.F9:.AC9])" office:value-type="float" office:value="0.615384615384615" calcext:value-type="float">
            <text:p>0,6153846154</text:p>
          </table:table-cell>
          <table:table-cell table:style-name="ce3" table:formula="of:=AVERAGE([balance.F23:.AC23])" office:value-type="float" office:value="0.230769230769231" calcext:value-type="float">
            <text:p>0,2307692308</text:p>
          </table:table-cell>
          <table:table-cell table:style-name="ce3"/>
          <table:table-cell table:number-columns-repeated="13"/>
        </table:table-row>
        <table:table-row table:style-name="ro1">
          <table:table-cell table:formula="of:=(ABS([.C39])+ABS([.D39]))/2" office:value-type="float" office:value="0.269230769230769" calcext:value-type="float">
            <text:p>0,2692307692</text:p>
          </table:table-cell>
          <table:table-cell table:style-name="ce2" office:value-type="string" calcext:value-type="string">
            <text:p>D2(2)</text:p>
          </table:table-cell>
          <table:table-cell table:formula="of:=AVERAGE([balance.F10:.AC10])" office:value-type="float" office:value="-0.230769230769231" calcext:value-type="float">
            <text:p>-0,2307692308</text:p>
          </table:table-cell>
          <table:table-cell table:style-name="ce3" table:formula="of:=AVERAGE([balance.F24:.AC24])" office:value-type="float" office:value="-0.307692307692308" calcext:value-type="float">
            <text:p>-0,3076923077</text:p>
          </table:table-cell>
          <table:table-cell table:style-name="ce3"/>
          <table:table-cell table:number-columns-repeated="13"/>
        </table:table-row>
        <table:table-row table:style-name="ro1">
          <table:table-cell table:formula="of:=(ABS([.C40])+ABS([.D40]))/2" office:value-type="float" office:value="0.0769230769230769" calcext:value-type="float">
            <text:p>0,0769230769</text:p>
          </table:table-cell>
          <table:table-cell table:style-name="ce2" office:value-type="string" calcext:value-type="string">
            <text:p>D2(3)</text:p>
          </table:table-cell>
          <table:table-cell table:formula="of:=AVERAGE([balance.F11:.AC11])" office:value-type="float" office:value="-0.0769230769230769" calcext:value-type="float">
            <text:p>-0,0769230769</text:p>
          </table:table-cell>
          <table:table-cell table:style-name="ce3" table:formula="of:=AVERAGE([balance.F25:.AC25])" office:value-type="float" office:value="0.0769230769230769" calcext:value-type="float">
            <text:p>0,0769230769</text:p>
          </table:table-cell>
          <table:table-cell table:style-name="ce3"/>
          <table:table-cell table:number-columns-repeated="13"/>
        </table:table-row>
        <table:table-row table:style-name="ro1">
          <table:table-cell table:formula="of:=(ABS([.C41])+ABS([.D41]))/2" office:value-type="float" office:value="0.653846153846154" calcext:value-type="float">
            <text:p>0,6538461538</text:p>
          </table:table-cell>
          <table:table-cell table:style-name="ce2" office:value-type="string" calcext:value-type="string">
            <text:p>D2(4)</text:p>
          </table:table-cell>
          <table:table-cell table:formula="of:=AVERAGE([balance.F12:.AC12])" office:value-type="float" office:value="-0.692307692307692" calcext:value-type="float">
            <text:p>-0,6923076923</text:p>
          </table:table-cell>
          <table:table-cell table:style-name="ce3" table:formula="of:=AVERAGE([balance.F26:.AC26])" office:value-type="float" office:value="-0.615384615384615" calcext:value-type="float">
            <text:p>-0,6153846154</text:p>
          </table:table-cell>
          <table:table-cell table:style-name="ce3"/>
          <table:table-cell table:number-columns-repeated="13"/>
        </table:table-row>
        <table:table-row table:style-name="ro1">
          <table:table-cell table:formula="of:=(ABS([.C42])+ABS([.D42]))/2" office:value-type="float" office:value="0.769230769230769" calcext:value-type="float">
            <text:p>0,7692307692</text:p>
          </table:table-cell>
          <table:table-cell table:style-name="ce2" office:value-type="string" calcext:value-type="string">
            <text:p>D2(5)</text:p>
          </table:table-cell>
          <table:table-cell table:formula="of:=AVERAGE([balance.F13:.AC13])" office:value-type="float" office:value="-0.846153846153846" calcext:value-type="float">
            <text:p>-0,8461538462</text:p>
          </table:table-cell>
          <table:table-cell table:style-name="ce3" table:formula="of:=AVERAGE([balance.F27:.AC27])" office:value-type="float" office:value="-0.692307692307692" calcext:value-type="float">
            <text:p>-0,6923076923</text:p>
          </table:table-cell>
          <table:table-cell table:style-name="ce3"/>
          <table:table-cell table:number-columns-repeated="13"/>
        </table:table-row>
      </table:table>
      <table:table table:name="symmetry" table:style-name="ta1">
        <table:shapes>
          <draw:frame draw:z-index="0" draw:style-name="gr1" draw:text-style-name="P1" svg:width="159.99mm" svg:height="89.99mm" svg:x="23.58mm" svg:y="14.55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60.82mm" svg:x="93.49mm" svg:y="67.02mm">
            <loext:p draw:notify-on-update-of-ranges="symmetry.B16:symmetry.B26 symmetry.A1:symmetry.A1 symmetry.C16:symmetry.C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ymmetry</text:p>
          </table:table-cell>
          <table:table-cell table:style-name="ce1" office:value-type="string" calcext:value-type="string">
            <text:p>stdev</text:p>
          </table:table-cell>
          <table:table-cell table:style-name="ce1" office:value-type="string" calcext:value-type="string">
            <text:p>mean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formula="of:=STDEV([symmetry.F2:.AC2])" office:value-type="float" office:value="1.31558702896054" calcext:value-type="float">
            <text:p>1,315587029</text:p>
          </table:table-cell>
          <table:table-cell table:style-name="ce2" table:formula="of:=AVERAGE([symmetry.F2:.AC2])" office:value-type="float" office:value="4.30769230769231" calcext:value-type="float">
            <text:p>4,30769230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table:formula="of:=STDEV([symmetry.F3:.AC3])" office:value-type="float" office:value="0.480384461415261" calcext:value-type="float">
            <text:p>0,4803844614</text:p>
          </table:table-cell>
          <table:table-cell table:formula="of:=AVERAGE([symmetry.F3:.AC3])" office:value-type="float" office:value="4.69230769230769" calcext:value-type="float">
            <text:p>4,69230769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table:formula="of:=STDEV([symmetry.F4:.AC4])" office:value-type="float" office:value="1.54836555678428" calcext:value-type="float">
            <text:p>1,5483655568</text:p>
          </table:table-cell>
          <table:table-cell table:formula="of:=AVERAGE([symmetry.F4:.AC4])" office:value-type="float" office:value="2.69230769230769" calcext:value-type="float">
            <text:p>2,69230769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table:formula="of:=STDEV([symmetry.F5:.AC5])" office:value-type="float" office:value="1.23516841994969" calcext:value-type="float">
            <text:p>1,2351684199</text:p>
          </table:table-cell>
          <table:table-cell table:formula="of:=AVERAGE([symmetry.F5:.AC5])" office:value-type="float" office:value="3.76923076923077" calcext:value-type="float">
            <text:p>3,76923076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table:formula="of:=STDEV([symmetry.F6:.AC6])" office:value-type="float" office:value="1.42325016270543" calcext:value-type="float">
            <text:p>1,4232501627</text:p>
          </table:table-cell>
          <table:table-cell table:formula="of:=AVERAGE([symmetry.F6:.AC6])" office:value-type="float" office:value="2.76923076923077" calcext:value-type="float">
            <text:p>2,76923076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table:formula="of:=STDEV([symmetry.F7:.AC7])" office:value-type="float" office:value="0.947330933431342" calcext:value-type="float">
            <text:p>0,9473309334</text:p>
          </table:table-cell>
          <table:table-cell table:formula="of:=AVERAGE([symmetry.F7:.AC7])" office:value-type="float" office:value="1.69230769230769" calcext:value-type="float">
            <text:p>1,69230769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STDEV([symmetry.F8:.AC8])" office:value-type="float" office:value="1.18213192894698" calcext:value-type="float">
            <text:p>1,1821319289</text:p>
          </table:table-cell>
          <table:table-cell table:style-name="ce2" table:formula="of:=AVERAGE([symmetry.F8:.AC8])" office:value-type="float" office:value="4.30769230769231" calcext:value-type="float">
            <text:p>4,307692307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table:formula="of:=STDEV([symmetry.F9:.AC9])" office:value-type="float" office:value="0.660225291773525" calcext:value-type="float">
            <text:p>0,6602252918</text:p>
          </table:table-cell>
          <table:table-cell table:formula="of:=AVERAGE([symmetry.F9:.AC9])" office:value-type="float" office:value="4.53846153846154" calcext:value-type="float">
            <text:p>4,53846153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table:formula="of:=STDEV([symmetry.F10:.AC10])" office:value-type="float" office:value="1.33012434352235" calcext:value-type="float">
            <text:p>1,3301243435</text:p>
          </table:table-cell>
          <table:table-cell table:formula="of:=AVERAGE([symmetry.F10:.AC10])" office:value-type="float" office:value="3.46153846153846" calcext:value-type="float">
            <text:p>3,46153846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table:formula="of:=STDEV([symmetry.F11:.AC11])" office:value-type="float" office:value="1.40511884705849" calcext:value-type="float">
            <text:p>1,4051188471</text:p>
          </table:table-cell>
          <table:table-cell table:formula="of:=AVERAGE([symmetry.F11:.AC11])" office:value-type="float" office:value="2.84615384615385" calcext:value-type="float">
            <text:p>2,84615384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table:formula="of:=STDEV([symmetry.F12:.AC12])" office:value-type="float" office:value="1.3821202589704" calcext:value-type="float">
            <text:p>1,382120259</text:p>
          </table:table-cell>
          <table:table-cell table:formula="of:=AVERAGE([symmetry.F12:.AC12])" office:value-type="float" office:value="2.92307692307692" calcext:value-type="float">
            <text:p>2,92307692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/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D3</text:p>
          </table:table-cell>
          <table:table-cell table:style-name="ce2" table:formula="of:=AVERAGE([symmetry.F2:.AC2])" office:value-type="float" office:value="4.30769230769231" calcext:value-type="float">
            <text:p>4,3076923077</text:p>
          </table:table-cell>
          <table:table-cell table:style-name="ce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D3(1)</text:p>
          </table:table-cell>
          <table:table-cell table:formula="of:=AVERAGE([symmetry.F3:.AC3])" office:value-type="float" office:value="4.69230769230769" calcext:value-type="float">
            <text:p>4,6923076923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D3(2)</text:p>
          </table:table-cell>
          <table:table-cell table:formula="of:=AVERAGE([symmetry.F4:.AC4])" office:value-type="float" office:value="2.69230769230769" calcext:value-type="float">
            <text:p>2,6923076923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D3(3)</text:p>
          </table:table-cell>
          <table:table-cell table:formula="of:=AVERAGE([symmetry.F5:.AC5])" office:value-type="float" office:value="3.76923076923077" calcext:value-type="float">
            <text:p>3,7692307692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D3(4)</text:p>
          </table:table-cell>
          <table:table-cell table:formula="of:=AVERAGE([symmetry.F6:.AC6])" office:value-type="float" office:value="2.76923076923077" calcext:value-type="float">
            <text:p>2,7692307692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D3(5)</text:p>
          </table:table-cell>
          <table:table-cell table:formula="of:=AVERAGE([symmetry.F7:.AC7])" office:value-type="float" office:value="1.69230769230769" calcext:value-type="float">
            <text:p>1,6923076923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table:style-name="ce2" table:formula="of:=AVERAGE([symmetry.F8:.AC8])" office:value-type="float" office:value="4.30769230769231" calcext:value-type="float">
            <text:p>4,3076923077</text:p>
          </table:table-cell>
          <table:table-cell table:style-name="ce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D4(1)</text:p>
          </table:table-cell>
          <table:table-cell table:formula="of:=AVERAGE([symmetry.F9:.AC9])" office:value-type="float" office:value="4.53846153846154" calcext:value-type="float">
            <text:p>4,5384615385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D4(2)</text:p>
          </table:table-cell>
          <table:table-cell table:formula="of:=AVERAGE([symmetry.F10:.AC10])" office:value-type="float" office:value="3.46153846153846" calcext:value-type="float">
            <text:p>3,4615384615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D4(3)</text:p>
          </table:table-cell>
          <table:table-cell table:formula="of:=AVERAGE([symmetry.F11:.AC11])" office:value-type="float" office:value="2.84615384615385" calcext:value-type="float">
            <text:p>2,8461538462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D4(4)</text:p>
          </table:table-cell>
          <table:table-cell table:formula="of:=AVERAGE([symmetry.F12:.AC12])" office:value-type="float" office:value="2.92307692307692" calcext:value-type="float">
            <text:p>2,9230769231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.00.0000</text:date>, <text:time style:data-style-name="N2" text:time-value="14:31:20.03807379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2:17:00.823727954</meta:creation-date>
    <dc:date>2019-05-14T14:49:10.685924769</dc:date>
    <meta:editing-duration>PT2H20M51S</meta:editing-duration>
    <meta:editing-cycles>20</meta:editing-cycles>
    <meta:generator>LibreOffice/5.1.6.2$Linux_X86_64 LibreOffice_project/10m0$Build-2</meta:generator>
    <meta:document-statistic meta:table-count="2" meta:cell-count="6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.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link-data-style-to-source="true"/>
      <style:graphic-properties draw:stroke="none" draw:fill-color="#333333" draw:fill-hatch-name="Blu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ross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99999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6.083cm" xlink:href=".." xlink:type="simple" chart:class="chart:bar" chart:style-name="ch1">
        <chart:legend svg:x="5.107cm" svg:y="0cm" style:legend-expansion="custom" chartooo:width="9.324cm" chartooo:height="1.077cm" style:legend-expansion-aspect-ratio="8.65738161559889" chart:style-name="ch2"/>
        <chart:plot-area chart:style-name="ch3" table:cell-range-address="balance.B30:balance.D42" chart:data-source-has-labels="both" svg:x="0.319cm" svg:y="0.056cm" svg:width="15.352cm" svg:height="5.479cm">
          <chartooo:coordinate-region svg:x="1.152cm" svg:y="0.255cm" svg:width="14.519cm" svg:height="4.633cm"/>
          <chart:axis chart:dimension="x" chart:name="primary-x" chart:style-name="ch4" chartooo:axis-type="auto">
            <chartooo:date-scale/>
            <chart:title svg:x="7.25cm" svg:y="5.523cm" chart:style-name="ch5">
              <text:p>dashbord</text:p>
            </chart:title>
            <chart:categories table:cell-range-address="balance.B31:balance.B42"/>
          </chart:axis>
          <chart:axis chart:dimension="y" chart:name="primary-y" chart:style-name="ch6">
            <chart:title svg:x="0.157cm" svg:y="2.949cm" chart:style-name="ch7">
              <text:p>rate</text:p>
            </chart:title>
            <chart:grid chart:style-name="ch8" chart:class="major"/>
          </chart:axis>
          <chart:series chart:style-name="ch9" chart:values-cell-range-address="balance.C31:balance.C42" chart:label-cell-address="balance.C30:balance.C30" chart:class="chart:bar">
            <chart:data-point chart:repeated="12"/>
          </chart:series>
          <chart:series chart:style-name="ch10" chart:values-cell-range-address="balance.D31:balance.D42" chart:label-cell-address="balance.D30:balance.D3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. balance</text:p>
                <draw:g>
                  <svg:desc>balance.C30:balance.C30</svg:desc>
                </draw:g>
              </table:table-cell>
              <table:table-cell office:value-type="string">
                <text:p>v. balance</text:p>
                <draw:g>
                  <svg:desc>balance.D30:balance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1</text:p>
                <draw:g>
                  <svg:desc>balance.B31:balance.B42</svg:desc>
                </draw:g>
              </table:table-cell>
              <table:table-cell office:value-type="float" office:value="0.0769230769230769">
                <text:p>0.0769230769230769</text:p>
                <draw:g>
                  <svg:desc>balance.C31:balance.C42</svg:desc>
                </draw:g>
              </table:table-cell>
              <table:table-cell office:value-type="float" office:value="0.230769230769231">
                <text:p>0.230769230769231</text:p>
                <draw:g>
                  <svg:desc>balance.D31:balance.D42</svg:desc>
                </draw:g>
              </table:table-cell>
            </table:table-row>
            <table:table-row>
              <table:table-cell office:value-type="string">
                <text:p>D1(1)</text:p>
              </table:table-cell>
              <table:table-cell office:value-type="float" office:value="-0.230769230769231">
                <text:p>-0.230769230769231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D1(2)</text:p>
              </table:table-cell>
              <table:table-cell office:value-type="float" office:value="-0.769230769230769">
                <text:p>-0.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D1(3)</text:p>
              </table:table-cell>
              <table:table-cell office:value-type="float" office:value="-1">
                <text:p>-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D1(4)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D1(5)</text:p>
              </table:table-cell>
              <table:table-cell office:value-type="float" office:value="-0.0769230769230769">
                <text:p>-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D2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D2(1)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D2(2)</text:p>
              </table:table-cell>
              <table:table-cell office:value-type="float" office:value="-0.230769230769231">
                <text:p>-0.230769230769231</text:p>
              </table:table-cell>
              <table:table-cell office:value-type="float" office:value="-0.307692307692308">
                <text:p>-0.307692307692308</text:p>
              </table:table-cell>
            </table:table-row>
            <table:table-row>
              <table:table-cell office:value-type="string">
                <text:p>D2(3)</text:p>
              </table:table-cell>
              <table:table-cell office:value-type="float" office:value="-0.0769230769230769">
                <text:p>-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D2(4)</text:p>
              </table:table-cell>
              <table:table-cell office:value-type="float" office:value="-0.692307692307692">
                <text:p>-0.692307692307692</text:p>
              </table:table-cell>
              <table:table-cell office:value-type="float" office:value="-0.615384615384615">
                <text:p>-0.615384615384615</text:p>
              </table:table-cell>
            </table:table-row>
            <table:table-row>
              <table:table-cell office:value-type="string">
                <text:p>D2(5)</text:p>
              </table:table-cell>
              <table:table-cell office:value-type="float" office:value="-0.846153846153846">
                <text:p>-0.846153846153846</text:p>
              </table:table-cell>
              <table:table-cell office:value-type="float" office:value="-0.692307692307692">
                <text:p>-0.6923076923076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link-data-style-to-source="true"/>
      <style:graphic-properties draw:stroke="none" draw:fill-color="#808080" draw:fill-hatch-name="Blu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rosse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6.083cm" xlink:href=".." xlink:type="simple" chart:class="chart:bar" chart:style-name="ch1">
        <chart:legend svg:x="2.922cm" svg:y="0cm" style:legend-expansion="custom" chartooo:width="9.324cm" chartooo:height="1.077cm" style:legend-expansion-aspect-ratio="8.65738161559889" chart:style-name="ch2"/>
        <chart:plot-area chart:style-name="ch3" table:cell-range-address="symmetry.B16:symmetry.C26 symmetry.A1:symmetry.A1" chart:data-source-has-labels="both" svg:x="0.716cm" svg:y="0.056cm" svg:width="14.955cm" svg:height="5.479cm">
          <chartooo:coordinate-region svg:x="1.152cm" svg:y="0.255cm" svg:width="14.519cm" svg:height="4.633cm"/>
          <chart:axis chart:dimension="x" chart:name="primary-x" chart:style-name="ch4" chartooo:axis-type="auto">
            <chartooo:date-scale/>
            <chart:title svg:x="7.448cm" svg:y="5.523cm" chart:style-name="ch5">
              <text:p>dashbord</text:p>
            </chart:title>
            <chart:categories table:cell-range-address="symmetry.B16:symmetry.B26"/>
          </chart:axis>
          <chart:axis chart:dimension="y" chart:name="primary-y" chart:style-name="ch6">
            <chart:title svg:x="0.157cm" svg:y="3.195cm" chart:style-name="ch7">
              <text:p>rate</text:p>
            </chart:title>
            <chart:grid chart:style-name="ch8" chart:class="major"/>
          </chart:axis>
          <chart:series chart:style-name="ch9" chart:values-cell-range-address="symmetry.C16:symmetry.C26" chart:label-cell-address="symmetry.A1:symmetry.A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mmetry</text:p>
                <draw:g>
                  <svg:desc>symmetry.A1:symmetr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3</text:p>
                <draw:g>
                  <svg:desc>symmetry.B16:symmetry.B26</svg:desc>
                </draw:g>
              </table:table-cell>
              <table:table-cell office:value-type="float" office:value="4.30769230769231">
                <text:p>4.30769230769231</text:p>
                <draw:g>
                  <svg:desc>symmetry.C16:symmetry.C26</svg:desc>
                </draw:g>
              </table:table-cell>
            </table:table-row>
            <table:table-row>
              <table:table-cell office:value-type="string">
                <text:p>D3(1)</text:p>
              </table:table-cell>
              <table:table-cell office:value-type="float" office:value="4.69230769230769">
                <text:p>4.69230769230769</text:p>
              </table:table-cell>
            </table:table-row>
            <table:table-row>
              <table:table-cell office:value-type="string">
                <text:p>D3(2)</text:p>
              </table:table-cell>
              <table:table-cell office:value-type="float" office:value="2.69230769230769">
                <text:p>2.69230769230769</text:p>
              </table:table-cell>
            </table:table-row>
            <table:table-row>
              <table:table-cell office:value-type="string">
                <text:p>D3(3)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D3(4)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D3(5)</text:p>
              </table:table-cell>
              <table:table-cell office:value-type="float" office:value="1.69230769230769">
                <text:p>1.69230769230769</text:p>
              </table:table-cell>
            </table:table-row>
            <table:table-row>
              <table:table-cell office:value-type="string">
                <text:p>D4</text:p>
              </table:table-cell>
              <table:table-cell office:value-type="float" office:value="4.30769230769231">
                <text:p>4.30769230769231</text:p>
              </table:table-cell>
            </table:table-row>
            <table:table-row>
              <table:table-cell office:value-type="string">
                <text:p>D4(1)</text:p>
              </table:table-cell>
              <table:table-cell office:value-type="float" office:value="4.53846153846154">
                <text:p>4.53846153846154</text:p>
              </table:table-cell>
            </table:table-row>
            <table:table-row>
              <table:table-cell office:value-type="string">
                <text:p>D4(2)</text:p>
              </table:table-cell>
              <table:table-cell office:value-type="float" office:value="3.46153846153846">
                <text:p>3.46153846153846</text:p>
              </table:table-cell>
            </table:table-row>
            <table:table-row>
              <table:table-cell office:value-type="string">
                <text:p>D4(3)</text:p>
              </table:table-cell>
              <table:table-cell office:value-type="float" office:value="2.84615384615385">
                <text:p>2.84615384615385</text:p>
              </table:table-cell>
            </table:table-row>
            <table:table-row>
              <table:table-cell office:value-type="string">
                <text:p>D4(4)</text:p>
              </table:table-cell>
              <table:table-cell office:value-type="float" office:value="2.92307692307692">
                <text:p>2.923076923076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